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4" table:default-cell-style-name="ce6"/>
        <table:table-column table:style-name="co2" table:default-cell-style-name="ce5"/>
        <table:table-row table:style-name="ro1">
          <table:table-cell table:style-name="ce1" office:value-type="string" calcext:value-type="string">
            <text:p>Effectifs au 31 décembre 2014 par catégorie d’agent</text:p>
          </table:table-cell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Catégorie d'agen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Enquêteurs</text:p>
          </table:table-cell>
          <table:table-cell table:style-name="ce7" office:value-type="string" calcext:value-type="string">
            <text:p>Ensemble</text:p>
          </table:table-cell>
        </table:table-row>
        <table:table-row table:style-name="ro1">
          <table:table-cell table:style-name="ce2" office:value-type="string" calcext:value-type="string">
            <text:p>Direction générale</text:p>
          </table:table-cell>
          <table:table-cell table:style-name="ce5" office:value-type="float" office:value="705" calcext:value-type="float">
            <text:p>705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-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664" calcext:value-type="float">
            <text:p>664</text:p>
          </table:table-cell>
          <table:table-cell office:value-type="float" office:value="400" calcext:value-type="float">
            <text:p>4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Metz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string" calcext:value-type="string">
            <text:p>Directions régionales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1694" calcext:value-type="float">
            <text:p>1694</text:p>
          </table:table-cell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935" calcext:value-type="float">
            <text:p>935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string" calcext:value-type="string">
            <text:p>Alsace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ntilles-Guyane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quitaine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uvergne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ourgogne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ampagne-Ardenne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ranche-Comté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La Réunion-Mayott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anguedoc Roussillon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mousin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orraine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idi-Pyrénées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Nord - Pas-de-Calais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Basse-Normandie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aute-Normandie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icardie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oitou-Charentes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rovence - Alpes - Cote d'Azur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Rhône-Alpes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string" calcext:value-type="string">
            <text:p>Centres nationaux informatiques (CNI)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-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Ensemble Insee</text:p>
          </table:table-cell>
          <table:table-cell table:style-name="ce5" office:value-type="float" office:value="1507" calcext:value-type="float">
            <text:p>1507</text:p>
          </table:table-cell>
          <table:table-cell table:style-name="ce5" office:value-type="float" office:value="2342" calcext:value-type="float">
            <text:p>2342</text:p>
          </table:table-cell>
          <table:table-cell table:style-name="ce5" office:value-type="float" office:value="1085" calcext:value-type="float">
            <text:p>1085</text:p>
          </table:table-cell>
          <table:table-cell table:style-name="ce5" office:value-type="float" office:value="935" calcext:value-type="float">
            <text:p>935</text:p>
          </table:table-cell>
          <table:table-cell office:value-type="float" office:value="5869" calcext:value-type="float">
            <text:p>5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24:09.328000000</meta:creation-date>
    <dc:date>2018-04-20T19:24:52.826000000</dc:date>
    <meta:editing-duration>PT43S</meta:editing-duration>
    <meta:editing-cycles>1</meta:editing-cycles>
    <meta:document-statistic meta:table-count="1" meta:cell-count="205" meta:object-count="0"/>
    <meta:generator>LibreOffice/5.2.6.2$Windows_X86_64 LibreOffice_project/a3100ed2409ebf1c212f5048fbe377c281438fdc</meta:generator>
  </office:meta>
</office:document-meta>
</file>